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95B0000034656EC99BC057D2697.png" manifest:media-type="image/png"/>
  <manifest:file-entry manifest:full-path="Pictures/100000010000021300000117B4D4290D09F1AB62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cccccc" draw:textarea-horizontal-align="justify" draw:textarea-vertical-align="top" draw:auto-grow-height="false" fo:min-height="8.75cm" fo:min-width="6cm"/>
      <style:paragraph-properties style:writing-mode="lr-tb"/>
    </style:style>
    <style:style style:name="gr2" style:family="graphic" style:parent-style-name="standard">
      <style:graphic-properties draw:stroke="none" draw:fill-color="#ffffff" draw:textarea-horizontal-align="justify" draw:textarea-vertical-align="middle" draw:auto-grow-height="false" fo:min-height="7.5cm" fo:min-width="5.5cm"/>
    </style:style>
    <style:style style:name="gr3" style:family="graphic" style:parent-style-name="standard">
      <style:graphic-properties draw:stroke="none" draw:fill="none" draw:textarea-horizontal-align="justify" draw:textarea-vertical-align="middle" draw:auto-grow-height="false" fo:min-height="2.25cm" fo:min-width="3.5cm"/>
      <style:paragraph-properties style:writing-mode="lr-tb"/>
    </style:style>
    <style:style style:name="gr4" style:family="graphic" style:parent-style-name="standard">
      <style:graphic-properties draw:stroke="solid" svg:stroke-width="0.018cm" svg:stroke-color="#000000" draw:marker-start-width="0.227cm" draw:marker-end-width="0.227cm" draw:fill-color="#ffffff" draw:textarea-horizontal-align="justify" draw:textarea-vertical-align="middle" draw:auto-grow-height="false" fo:min-height="0.016cm" fo:min-width="0.766cm" fo:padding-top="0.117cm" fo:padding-bottom="0.117cm" fo:padding-left="0.242cm" fo:padding-right="0.242cm"/>
    </style:style>
    <style:style style:name="gr5" style:family="graphic" style:parent-style-name="standard">
      <style:graphic-properties draw:stroke="solid" svg:stroke-width="0.018cm" svg:stroke-color="#000000" draw:marker-start-width="0.227cm" draw:marker-end-width="0.227cm" draw:fill-color="#81d41a" draw:textarea-horizontal-align="justify" draw:textarea-vertical-align="middle" draw:auto-grow-height="false" fo:min-height="0cm" fo:min-width="0cm" fo:padding-top="0.134cm" fo:padding-bottom="0.134cm" fo:padding-left="0.259cm" fo:padding-right="0.259cm"/>
      <style:paragraph-properties style:writing-mode="lr-tb"/>
    </style:style>
    <style:style style:name="gr6" style:family="graphic" style:parent-style-name="standard">
      <style:graphic-properties draw:stroke="solid" svg:stroke-width="0.018cm" svg:stroke-color="#000000" draw:marker-start-width="0.227cm" draw:marker-end-width="0.227cm" draw:fill-color="#ffffff" draw:textarea-horizontal-align="justify" draw:textarea-vertical-align="middle" draw:auto-grow-height="false" fo:min-height="0.016cm" fo:min-width="0.266cm" fo:padding-top="0.117cm" fo:padding-bottom="0.117cm" fo:padding-left="0.242cm" fo:padding-right="0.242cm"/>
    </style:style>
    <style:style style:name="gr7" style:family="graphic" style:parent-style-name="standard">
      <style:graphic-properties draw:stroke="solid" svg:stroke-width="0.018cm" svg:stroke-color="#000000" draw:marker-start-width="0.227cm" draw:marker-end-width="0.227cm" draw:fill-color="#ff0000" draw:textarea-horizontal-align="justify" draw:textarea-vertical-align="middle" draw:auto-grow-height="false" fo:min-height="0cm" fo:min-width="0cm" fo:padding-top="0.134cm" fo:padding-bottom="0.134cm" fo:padding-left="0.259cm" fo:padding-right="0.259cm"/>
      <style:paragraph-properties style:writing-mode="lr-tb"/>
    </style:style>
    <style:style style:name="gr8" style:family="graphic" style:parent-style-name="standard">
      <style:graphic-properties draw:stroke="solid" svg:stroke-width="0.018cm" svg:stroke-color="#000000" draw:marker-start-width="0.227cm" draw:marker-end-width="0.227cm" draw:fill-color="#2a6099" draw:textarea-horizontal-align="justify" draw:textarea-vertical-align="middle" draw:auto-grow-height="false" fo:min-height="0cm" fo:min-width="0cm" fo:padding-top="0.134cm" fo:padding-bottom="0.134cm" fo:padding-left="0.259cm" fo:padding-right="0.259cm"/>
      <style:paragraph-properties style:writing-mode="lr-tb"/>
    </style:style>
    <style:style style:name="gr9" style:family="graphic" style:parent-style-name="objectwithoutfill">
      <style:graphic-properties draw:stroke="solid" svg:stroke-width="0.018cm" svg:stroke-color="#000000" draw:marker-start-width="0.227cm" draw:marker-end="Linienspitzen_20_7" draw:marker-end-width="0.327cm" draw:fill="none" draw:textarea-vertical-align="middle" fo:padding-top="0.134cm" fo:padding-bottom="0.134cm" fo:padding-left="0.259cm" fo:padding-right="0.259cm"/>
    </style:style>
    <style:style style:name="gr10" style:family="graphic" style:parent-style-name="objectwithoutfill">
      <style:graphic-properties draw:stroke="solid" svg:stroke-width="0.018cm" svg:stroke-color="#000000" draw:marker-start-width="0.227cm" draw:marker-end="Linienspitzen_20_8" draw:marker-end-width="0.327cm" draw:fill="none" draw:textarea-vertical-align="middle" fo:padding-top="0.134cm" fo:padding-bottom="0.134cm" fo:padding-left="0.259cm" fo:padding-right="0.259cm"/>
    </style:style>
    <style:style style:name="gr11" style:family="graphic" style:parent-style-name="objectwithoutfill">
      <style:graphic-properties draw:stroke="solid" svg:stroke-width="0.018cm" svg:stroke-color="#000000" draw:marker-start-width="0.227cm" draw:marker-end="Linienspitzen_20_9" draw:marker-end-width="0.327cm" draw:fill="none" draw:textarea-vertical-align="middle" fo:padding-top="0.134cm" fo:padding-bottom="0.134cm" fo:padding-left="0.259cm" fo:padding-right="0.259cm"/>
    </style:style>
    <style:style style:name="gr12" style:family="graphic" style:parent-style-name="standard">
      <style:graphic-properties draw:stroke="none" draw:fill="none" draw:textarea-horizontal-align="justify" draw:textarea-vertical-align="middle" draw:auto-grow-height="false" fo:min-height="0cm" fo:min-width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justify" draw:textarea-vertical-align="middle" draw:auto-grow-height="false" fo:min-height="0cm" fo:min-width="1.75cm"/>
      <style:paragraph-properties style:writing-mode="lr-tb"/>
    </style:style>
    <style:style style:name="gr14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4.57cm, 0cm, 0cm)" draw:image-opacity="100%" style:mirror="none"/>
    </style:style>
    <style:style style:name="gr15" style:family="graphic" style:parent-style-name="standard">
      <style:graphic-properties draw:stroke="none" draw:fill-color="#ffffff" draw:textarea-horizontal-align="justify" draw:textarea-vertical-align="middle" draw:auto-grow-height="false" fo:min-height="0.959cm" fo:min-width="1.182cm"/>
    </style:style>
    <style:style style:name="gr16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 style:writing-mode="lr-tb"/>
      <style:text-properties fo:font-size="14pt" style:font-size-asian="14pt" style:font-size-complex="14pt"/>
    </style:style>
    <style:style style:name="P2" style:family="paragraph">
      <loext:graphic-properties draw:fill-color="#cccccc"/>
      <style:paragraph-properties fo:text-align="center" style:writing-mode="lr-tb"/>
      <style:text-properties fo:font-size="14pt" style:font-size-asian="14pt" style:font-size-complex="14pt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style:paragraph-properties fo:text-align="start" style:writing-mode="lr-tb"/>
      <style:text-properties fo:font-size="10pt" style:font-size-asian="10pt" style:font-size-complex="10pt"/>
    </style:style>
    <style:style style:name="P5" style:family="paragraph">
      <loext:graphic-properties draw:fill="none"/>
      <style:paragraph-properties fo:text-align="start" style:writing-mode="lr-tb"/>
      <style:text-properties fo:font-size="10pt" style:font-size-asian="10pt" style:font-size-complex="10pt"/>
    </style:style>
    <style:style style:name="P6" style:family="paragraph">
      <style:paragraph-properties fo:text-align="center" style:writing-mode="lr-tb"/>
      <style:text-properties fo:font-size="12pt" style:font-size-asian="12pt" style:font-size-complex="12pt"/>
    </style:style>
    <style:style style:name="P7" style:family="paragraph">
      <loext:graphic-properties draw:fill-color="#81d41a"/>
      <style:paragraph-properties fo:text-align="center" style:writing-mode="lr-tb"/>
      <style:text-properties fo:font-size="12pt" style:font-size-asian="12pt" style:font-size-complex="12pt"/>
    </style:style>
    <style:style style:name="P8" style:family="paragraph">
      <style:paragraph-properties fo:text-align="center" style:writing-mode="lr-tb"/>
    </style:style>
    <style:style style:name="P9" style:family="paragraph">
      <loext:graphic-properties draw:fill-color="#81d41a"/>
      <style:paragraph-properties fo:text-align="center" style:writing-mode="lr-tb"/>
    </style:style>
    <style:style style:name="P10" style:family="paragraph">
      <loext:graphic-properties draw:fill-color="#ff0000"/>
      <style:paragraph-properties fo:text-align="center" style:writing-mode="lr-tb"/>
    </style:style>
    <style:style style:name="P11" style:family="paragraph">
      <loext:graphic-properties draw:fill-color="#2a6099"/>
      <style:paragraph-properties fo:text-align="center" style:writing-mode="lr-tb"/>
    </style:style>
    <style:style style:name="P12" style:family="paragraph">
      <loext:graphic-properties draw:fill="none"/>
      <style:paragraph-properties fo:text-align="center"/>
    </style:style>
    <style:style style:name="P13" style:family="paragraph">
      <style:paragraph-properties fo:text-align="center" style:writing-mode="lr-tb"/>
      <style:text-properties fo:font-size="10pt" style:font-size-asian="10pt" style:font-size-complex="10pt"/>
    </style:style>
    <style:style style:name="P14" style:family="paragraph">
      <loext:graphic-properties draw:fill="none"/>
      <style:paragraph-properties fo:text-align="center" style:writing-mode="lr-tb"/>
      <style:text-properties fo:font-size="10pt" style:font-size-asian="10pt" style:font-size-complex="10pt"/>
    </style:style>
    <style:style style:name="P15" style:family="paragraph">
      <style:paragraph-properties fo:text-align="center" style:writing-mode="lr-tb"/>
      <style:text-properties fo:font-size="8pt" style:font-size-asian="8pt" style:font-size-complex="8pt"/>
    </style:style>
    <style:style style:name="P16" style:family="paragraph">
      <loext:graphic-properties draw:fill="none"/>
      <style:paragraph-properties fo:text-align="center" style:writing-mode="lr-tb"/>
      <style:text-properties fo:font-size="8pt" style:font-size-asian="8pt" style:font-size-complex="8pt"/>
    </style:style>
    <style:style style:name="P17" style:family="paragraph">
      <loext:graphic-properties draw:fill-color="#ff0000"/>
      <style:paragraph-properties fo:text-align="center" style:writing-mode="lr-tb"/>
      <style:text-properties fo:font-size="12pt" style:font-size-asian="12pt" style:font-size-complex="12pt"/>
    </style:style>
    <style:style style:name="P18" style:family="paragraph">
      <loext:graphic-properties draw:fill-color="#2a6099"/>
      <style:paragraph-properties fo:text-align="center" style:writing-mode="lr-tb"/>
      <style:text-properties fo:font-size="12pt" style:font-size-asian="12pt" style:font-size-complex="12pt"/>
    </style:style>
    <style:style style:name="P19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style:text-position="-8% 58%" fo:font-size="10pt" style:font-size-asian="10pt" style:font-size-complex="10pt"/>
    </style:style>
    <style:style style:name="T5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6.5cm" svg:height="9cm" svg:x="9.5cm" svg:y="4cm">
          <text:p text:style-name="P1"><text:span text:style-name="T1">Featu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6cm" svg:height="7.75cm" svg:x="9.75cm" svg:y="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draw:layer="layout" svg:width="4cm" svg:height="2.5cm" svg:x="10.25cm" svg:y="8.15cm">
          <text:p text:style-name="P4"><text:span text:style-name="T2">for M=5: </text:span></text:p>
          <text:p text:style-name="P4"><text:span text:style-name="T2"><text:s text:c="3"/></text:span><text:span text:style-name="T2">1x10 + 2x5 (X,Y)</text:span></text:p>
          <text:p text:style-name="P4"><text:span text:style-name="T2">= 1x2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xml:id="id1" draw:id="id1" draw:layer="layout" svg:width="1.25cm" svg:height="0.25cm" svg:x="10.15cm" svg:y="10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7" draw:layer="layout" svg:width="0.187cm" svg:height="0.188cm" svg:x="10.182cm" svg:y="10.731cm">
          <text:p text:style-name="P6"><text:span text:style-name="T3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9" draw:layer="layout" svg:width="0.187cm" svg:height="0.188cm" svg:x="10.432cm" svg:y="10.731cm">
          <text:p text:style-name="P8"><text:s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9" draw:layer="layout" svg:width="0.188cm" svg:height="0.187cm" svg:x="10.682cm" svg:y="10.732cm">
          <text:p text:style-name="P8"><text:s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9" draw:layer="layout" svg:width="0.188cm" svg:height="0.187cm" svg:x="10.932cm" svg:y="10.732cm">
          <text:p text:style-name="P8"><text:s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9" draw:layer="layout" svg:width="0.187cm" svg:height="0.188cm" svg:x="11.183cm" svg:y="10.732cm">
          <text:p text:style-name="P8"><text:s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xml:id="id3" draw:id="id3" draw:layer="layout" svg:width="0.75cm" svg:height="0.25cm" svg:x="11.65cm" svg:y="10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0" draw:layer="layout" svg:width="0.187cm" svg:height="0.188cm" svg:x="11.682cm" svg:y="10.731cm">
          <text:p text:style-name="P8"><text:s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0" draw:layer="layout" svg:width="0.187cm" svg:height="0.188cm" svg:x="11.932cm" svg:y="10.731cm">
          <text:p text:style-name="P8"><text:s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0" draw:layer="layout" svg:width="0.188cm" svg:height="0.187cm" svg:x="12.182cm" svg:y="10.732cm">
          <text:p text:style-name="P8"><text:s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xml:id="id5" draw:id="id5" draw:layer="layout" svg:width="0.75cm" svg:height="0.25cm" svg:x="12.65cm" svg:y="10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1" draw:layer="layout" svg:width="0.187cm" svg:height="0.188cm" svg:x="12.682cm" svg:y="10.731cm">
          <text:p text:style-name="P8"><text:s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0.187cm" svg:height="0.188cm" svg:x="12.932cm" svg:y="10.731cm">
          <text:p text:style-name="P8"><text:s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0.188cm" svg:height="0.187cm" svg:x="13.182cm" svg:y="10.732cm">
          <text:p text:style-name="P8"><text:s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xml:id="id2" draw:id="id2" draw:layer="layout" svg:width="1.25cm" svg:height="0.25cm" svg:x="10.407cm" svg:y="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7" draw:layer="layout" svg:width="0.187cm" svg:height="0.188cm" svg:x="10.439cm" svg:y="12.031cm">
          <text:p text:style-name="P6"><text:span text:style-name="T3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9" draw:layer="layout" svg:width="0.187cm" svg:height="0.188cm" svg:x="10.689cm" svg:y="12.031cm">
          <text:p text:style-name="P8"><text:s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9" draw:layer="layout" svg:width="0.188cm" svg:height="0.187cm" svg:x="10.939cm" svg:y="12.032cm">
          <text:p text:style-name="P8"><text:s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9" draw:layer="layout" svg:width="0.188cm" svg:height="0.187cm" svg:x="11.189cm" svg:y="12.032cm">
          <text:p text:style-name="P8"><text:s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9" draw:layer="layout" svg:width="0.187cm" svg:height="0.188cm" svg:x="11.44cm" svg:y="12.032cm">
          <text:p text:style-name="P8"><text:s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xml:id="id4" draw:id="id4" draw:layer="layout" svg:width="0.75cm" svg:height="0.25cm" svg:x="11.657cm" svg:y="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0" draw:layer="layout" svg:width="0.187cm" svg:height="0.188cm" svg:x="11.689cm" svg:y="12.031cm">
          <text:p text:style-name="P8"><text:s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0" draw:layer="layout" svg:width="0.187cm" svg:height="0.188cm" svg:x="11.939cm" svg:y="12.031cm">
          <text:p text:style-name="P8"><text:s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0" draw:layer="layout" svg:width="0.188cm" svg:height="0.187cm" svg:x="12.189cm" svg:y="12.032cm">
          <text:p text:style-name="P8"><text:s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xml:id="id6" draw:id="id6" draw:layer="layout" svg:width="0.75cm" svg:height="0.25cm" svg:x="12.407cm" svg:y="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1" draw:layer="layout" svg:width="0.187cm" svg:height="0.188cm" svg:x="12.439cm" svg:y="12.031cm">
          <text:p text:style-name="P8"><text:s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0.187cm" svg:height="0.188cm" svg:x="12.689cm" svg:y="12.031cm">
          <text:p text:style-name="P8"><text:s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0.188cm" svg:height="0.187cm" svg:x="12.939cm" svg:y="12.032cm">
          <text:p text:style-name="P8"><text:s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12" draw:layer="layout" draw:type="line" svg:x1="10.775cm" svg:y1="10.95cm" svg:x2="11.032cm" svg:y2="12cm" draw:start-shape="id1" draw:start-glue-point="2" draw:end-shape="id2" draw:end-glue-point="0" svg:d="M10775 10950l257 1050" svg:viewBox="0 0 258 1051">
          <text:p/>
        </draw:connector>
        <draw:connector draw:style-name="gr10" draw:text-style-name="P12" draw:layer="layout" draw:type="line" svg:x1="12.025cm" svg:y1="10.95cm" svg:x2="12.032cm" svg:y2="12cm" draw:start-shape="id3" draw:start-glue-point="2" draw:end-shape="id4" draw:end-glue-point="0" svg:d="M12025 10950l7 1050" svg:viewBox="0 0 8 1051">
          <text:p/>
        </draw:connector>
        <draw:connector draw:style-name="gr11" draw:text-style-name="P12" draw:layer="layout" draw:type="line" svg:x1="13.025cm" svg:y1="10.95cm" svg:x2="12.782cm" svg:y2="12cm" draw:start-shape="id5" draw:start-glue-point="2" draw:end-shape="id6" draw:end-glue-point="0" svg:d="M13025 10950l-243 1050" svg:viewBox="0 0 244 1051">
          <text:p/>
        </draw:connector>
        <draw:custom-shape draw:style-name="gr12" draw:text-style-name="P14" draw:layer="layout" svg:width="0.5cm" svg:height="0.25cm" svg:x="13.95cm" svg:y="10.692cm">
          <text:p text:style-name="P13"><text:span text:style-name="T2">f</text:span><text:span text:style-name="T4">i,j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6" draw:layer="layout" svg:width="2.25cm" svg:height="0.25cm" svg:x="13.712cm" svg:y="11.029cm">
          <text:p text:style-name="P15"><text:span text:style-name="T5">Geometry 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6" draw:layer="layout" svg:width="2.25cm" svg:height="0.25cm" svg:x="13.705cm" svg:y="11.315cm">
          <text:p text:style-name="P15"><text:span text:style-name="T5">Geometry 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7" draw:layer="layout" svg:width="0.187cm" svg:height="0.188cm" svg:x="13.782cm" svg:y="10.732cm">
          <text:p text:style-name="P6"><text:span text:style-name="T3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7" draw:layer="layout" svg:width="0.187cm" svg:height="0.188cm" svg:x="13.783cm" svg:y="11.036cm">
          <text:p text:style-name="P6"><text:span text:style-name="T3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8" draw:layer="layout" svg:width="0.187cm" svg:height="0.188cm" svg:x="13.783cm" svg:y="11.343cm">
          <text:p text:style-name="P6"><text:span text:style-name="T3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4" draw:text-style-name="P12" draw:layer="layout" svg:width="7.626cm" svg:height="2.979cm" svg:x="10.624cm" svg:y="5.476cm">
          <draw:image xlink:href="Pictures/100000010000095B0000034656EC99BC057D2697.png" xlink:type="simple" xlink:show="embed" xlink:actuate="onLoad" draw:mime-type="image/png">
            <text:p/>
          </draw:image>
        </draw:frame>
        <draw:custom-shape draw:style-name="gr15" draw:text-style-name="P3" draw:layer="layout" svg:width="1.682cm" svg:height="1.209cm" svg:x="13.293cm" svg:y="5.392cm">
          <text:p/>
          <draw:enhanced-geometry svg:viewBox="0 0 21600 21600" draw:type="rectangle" draw:enhanced-path="M 0 0 L 21600 0 21600 21600 0 21600 0 0 Z N"/>
        </draw:custom-shape>
        <draw:frame draw:style-name="gr16" draw:text-style-name="P19" draw:layer="layout" svg:width="1.734cm" svg:height="0.911cm" svg:x="13.225cm" svg:y="5.549cm">
          <draw:image xlink:href="Pictures/100000010000021300000117B4D4290D09F1AB62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Linienspitzen_20_7" draw:display-name="Linienspitzen 7" svg:viewBox="0 0 20 20" svg:d="M0 20l10-20 10 20z"/>
    <draw:marker draw:name="Linienspitzen_20_8" draw:display-name="Linienspitzen 8" svg:viewBox="0 0 20 20" svg:d="M0 20l10-20 10 20z"/>
    <draw:marker draw:name="Linienspitzen_20_9" draw:display-name="Linienspitzen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9-13T16:05:11.352000000</meta:creation-date>
    <dc:date>2023-02-07T21:20:38.296000000</dc:date>
    <meta:editing-duration>PT15M30S</meta:editing-duration>
    <meta:editing-cycles>3</meta:editing-cycles>
    <meta:generator>LibreOffice/7.4.2.3$Windows_X86_64 LibreOffice_project/382eef1f22670f7f4118c8c2dd222ec7ad009daf</meta:generator>
    <meta:document-statistic meta:object-count="43"/>
  </office:meta>
</office:document-meta>
</file>